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2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d23</text:p>
          </table:table-cell>
          <table:table-cell table:style-name="Default" office:value-type="string" calcext:value-type="string">
            <text:p>dd3t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77441022" calcext:value-type="float">
            <text:p>17744102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4M00S" calcext:value-type="time">
            <text:p>08:04:00</text:p>
          </table:table-cell>
          <table:table-cell office:value-type="string" calcext:value-type="string">
            <text:p>/home/t/Documents/backUp/1/imgs2/2014/mar/CameraMarch25/20140322_13511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71204847" calcext:value-type="float">
            <text:p>17120484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FountainMarch18/20140318_180734.mp4</text:p>
          </table:table-cell>
          <table:table-cell table:number-columns-repeated="6"/>
          <table:table-cell office:value-type="string" calcext:value-type="string">
            <text:p>/home/t/Documents/backUp/1/imgs2/2014/mar/CameraFountainMarch18/Cam_T_fun_times_20140318_180734.mp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5427433" calcext:value-type="float">
            <text:p>10542743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38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4205961" calcext:value-type="float">
            <text:p>64205961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feb/v1/Rsi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788246" calcext:value-type="float">
            <text:p>4478824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FountainMarch18/20140318_1748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278749" calcext:value-type="float">
            <text:p>4427874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'/home/t/Documents/backUp/1/imgs2/2014/jan/b/av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278749" calcext:value-type="float">
            <text:p>4427874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12_16593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3513774" calcext:value-type="float">
            <text:p>3351377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Rsi-sprinkler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3513774" calcext:value-type="float">
            <text:p>3351377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'/home/t/Documents/backUp/1/imgs2/2014/feb/v1/Rsi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6483921" calcext:value-type="float">
            <text:p>26483921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544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5619133" calcext:value-type="float">
            <text:p>2561913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12_11071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5619133" calcext:value-type="float">
            <text:p>2561913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12_11071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5431010" calcext:value-type="float">
            <text:p>2543101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561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5187916" calcext:value-type="float">
            <text:p>2518791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6331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3287121" calcext:value-type="float">
            <text:p>23287121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2M00S" calcext:value-type="time">
            <text:p>07:42:00</text:p>
          </table:table-cell>
          <table:table-cell office:value-type="string" calcext:value-type="string">
            <text:p>/home/t/Documents/backUp/1/imgs2/2014/v2014aug/20140805_11534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1582119" calcext:value-type="float">
            <text:p>2158211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12_1109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1582119" calcext:value-type="float">
            <text:p>2158211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12_1109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1347216" calcext:value-type="float">
            <text:p>2134721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0M00S" calcext:value-type="time">
            <text:p>07:50:00</text:p>
          </table:table-cell>
          <table:table-cell office:value-type="string" calcext:value-type="string">
            <text:p>/home/t/Documents/backUp/1/imgs2/2014/mar/Camera14mar15/20140216_21570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0851248" calcext:value-type="float">
            <text:p>2085124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133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9835878" calcext:value-type="float">
            <text:p>1983587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9492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7813167" calcext:value-type="float">
            <text:p>1781316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731_17432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6707616" calcext:value-type="float">
            <text:p>1670761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374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6272049" calcext:value-type="float">
            <text:p>1627204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31222_11451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6091638" calcext:value-type="float">
            <text:p>1609163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14_16245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6091638" calcext:value-type="float">
            <text:p>1609163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14_16245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849803" calcext:value-type="float">
            <text:p>1584980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0M00S" calcext:value-type="time">
            <text:p>07:50:00</text:p>
          </table:table-cell>
          <table:table-cell office:value-type="string" calcext:value-type="string">
            <text:p>/home/t/Documents/backUp/1/imgs2/2014/mar/Camera14mar15/20140213_21394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5018913" calcext:value-type="float">
            <text:p>1501891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5351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4902506" calcext:value-type="float">
            <text:p>1490250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731_17414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4887927" calcext:value-type="float">
            <text:p>1488792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31214_18255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4853754" calcext:value-type="float">
            <text:p>1485375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5M00S" calcext:value-type="time">
            <text:p>07:55:00</text:p>
          </table:table-cell>
          <table:table-cell office:value-type="string" calcext:value-type="string">
            <text:p>/home/t/Documents/backUp/1/imgs2/2014/mar/CameraFountainMarch18/20140318_172558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4444255" calcext:value-type="float">
            <text:p>1444425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March25/20140322_14422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577895" calcext:value-type="float">
            <text:p>1357789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01_1723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555037" calcext:value-type="float">
            <text:p>1355503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443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3452497" calcext:value-type="float">
            <text:p>1345249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FountainMarch18/20140318_18304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2836226" calcext:value-type="float">
            <text:p>1283622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0M00S" calcext:value-type="time">
            <text:p>07:50:00</text:p>
          </table:table-cell>
          <table:table-cell office:value-type="string" calcext:value-type="string">
            <text:p>/home/t/Documents/backUp/1/imgs2/2014/mar/Camera14mar15/20140216_2155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2715953" calcext:value-type="float">
            <text:p>1271595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6542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2138263" calcext:value-type="float">
            <text:p>1213826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731_18355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2038983" calcext:value-type="float">
            <text:p>1203898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209_11562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1981278" calcext:value-type="float">
            <text:p>1198127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13_2129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1981278" calcext:value-type="float">
            <text:p>1198127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13_2129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1587372" calcext:value-type="float">
            <text:p>1158737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6451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436825" calcext:value-type="float">
            <text:p>1043682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7M00S" calcext:value-type="time">
            <text:p>08:07:00</text:p>
          </table:table-cell>
          <table:table-cell office:value-type="string" calcext:value-type="string">
            <text:p>/home/t/Documents/backUp/1/imgs2/ela/2013a/video-2013-02-07-23-05-18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361939" calcext:value-type="float">
            <text:p>1036193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18_2245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311094" calcext:value-type="float">
            <text:p>1031109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20_21451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311094" calcext:value-type="float">
            <text:p>1031109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20_21451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281860" calcext:value-type="float">
            <text:p>1028186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209_12414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248327" calcext:value-type="float">
            <text:p>1024832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252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195137" calcext:value-type="float">
            <text:p>1019513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0M00S" calcext:value-type="time">
            <text:p>07:50:00</text:p>
          </table:table-cell>
          <table:table-cell office:value-type="string" calcext:value-type="string">
            <text:p>/home/t/Documents/backUp/1/imgs2/2014/mar/Camera14mar15/20140221_22322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123150" calcext:value-type="float">
            <text:p>1012315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209_11555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121622" calcext:value-type="float">
            <text:p>1012162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322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935454" calcext:value-type="float">
            <text:p>993545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1M00S" calcext:value-type="time">
            <text:p>07:51:00</text:p>
          </table:table-cell>
          <table:table-cell office:value-type="string" calcext:value-type="string">
            <text:p>/home/t/Documents/backUp/1/imgs2/2014/mar/Camera14mar20/14jan/20140125_13480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935454" calcext:value-type="float">
            <text:p>993545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25_13480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935454" calcext:value-type="float">
            <text:p>993545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25_13480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638467" calcext:value-type="float">
            <text:p>963846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9502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592689" calcext:value-type="float">
            <text:p>959268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03_170728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592689" calcext:value-type="float">
            <text:p>959268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03_170728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547798" calcext:value-type="float">
            <text:p>954779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FountainMarch18/20140318_18324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089927" calcext:value-type="float">
            <text:p>908992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mar/CameraFountainMarch18/20140313_22193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047860" calcext:value-type="float">
            <text:p>904786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4M00S" calcext:value-type="time">
            <text:p>08:04:00</text:p>
          </table:table-cell>
          <table:table-cell office:value-type="string" calcext:value-type="string">
            <text:p>/home/t/Documents/backUp/1/imgs2/2014/mar/CameraMarch25/20140322_15052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9043968" calcext:value-type="float">
            <text:p>904396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807_22154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994393" calcext:value-type="float">
            <text:p>899439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12_1704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994393" calcext:value-type="float">
            <text:p>899439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12_1704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994393" calcext:value-type="float">
            <text:p>899439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12_17044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989770" calcext:value-type="float">
            <text:p>898977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2M00S" calcext:value-type="time">
            <text:p>07:42:00</text:p>
          </table:table-cell>
          <table:table-cell office:value-type="string" calcext:value-type="string">
            <text:p>/home/t/Documents/backUp/1/imgs2/2014/v2014aug/20140731_17405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844143" calcext:value-type="float">
            <text:p>884414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March25/20140322_143509.mp4</text:p>
          </table:table-cell>
          <table:table-cell office:value-type="string" calcext:value-type="string">
            <text:p>cubbon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20140112_165939.mp4'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804955" calcext:value-type="float">
            <text:p>880495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71448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704539" calcext:value-type="float">
            <text:p>870453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12_1105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704539" calcext:value-type="float">
            <text:p>870453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12_1105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704539" calcext:value-type="float">
            <text:p>870453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12_11055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454144" calcext:value-type="float">
            <text:p>845414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807_22163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375695" calcext:value-type="float">
            <text:p>837569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805_11572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330888" calcext:value-type="float">
            <text:p>833088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14mar22/20140320_16322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319033" calcext:value-type="float">
            <text:p>831903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0M00S" calcext:value-type="time">
            <text:p>07:50:00</text:p>
          </table:table-cell>
          <table:table-cell office:value-type="string" calcext:value-type="string">
            <text:p>/home/t/Documents/backUp/1/imgs2/2014/mar/Camera14mar15/20140221_22324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8288125" calcext:value-type="float">
            <text:p>828812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209_12433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816685" calcext:value-type="float">
            <text:p>781668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5M00S" calcext:value-type="time">
            <text:p>07:55:00</text:p>
          </table:table-cell>
          <table:table-cell office:value-type="string" calcext:value-type="string">
            <text:p>/home/t/Documents/backUp/1/imgs2/2014/mar/CameraFountainMarch18/20140318_18320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567458" calcext:value-type="float">
            <text:p>756745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25_1209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567458" calcext:value-type="float">
            <text:p>756745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25_1209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567458" calcext:value-type="float">
            <text:p>756745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25_1209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541567" calcext:value-type="float">
            <text:p>7541567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7M00S" calcext:value-type="time">
            <text:p>08:07:00</text:p>
          </table:table-cell>
          <table:table-cell office:value-type="string" calcext:value-type="string">
            <text:p>/home/t/Documents/backUp/1/imgs2/ela/2013a/video-2013-02-12-23-56-3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448190" calcext:value-type="float">
            <text:p>744819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31215_173752.mp4</text:p>
          </table:table-cell>
          <table:table-cell office:value-type="string" calcext:value-type="string">
            <text:p>sprinkler.mp4'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394952" calcext:value-type="float">
            <text:p>739495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2M00S" calcext:value-type="time">
            <text:p>08:02:00</text:p>
          </table:table-cell>
          <table:table-cell office:value-type="string" calcext:value-type="string">
            <text:p>/home/t/Documents/backUp/1/imgs2/2014/mar/CameraFountainMarch18/20140318_18055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97620" calcext:value-type="float">
            <text:p>729762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28_00112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97620" calcext:value-type="float">
            <text:p>729762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28_00112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97620" calcext:value-type="float">
            <text:p>729762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28_00112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87728" calcext:value-type="float">
            <text:p>728772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25_12080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87728" calcext:value-type="float">
            <text:p>728772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8M00S" calcext:value-type="time">
            <text:p>07:58:00</text:p>
          </table:table-cell>
          <table:table-cell office:value-type="string" calcext:value-type="string">
            <text:p>/home/t/Documents/backUp/1/imgs2/2014/jan/b/20140125_12080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287728" calcext:value-type="float">
            <text:p>728772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25_12080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7042972" calcext:value-type="float">
            <text:p>704297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March25/20140322_143231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776238" calcext:value-type="float">
            <text:p>677623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3M00S" calcext:value-type="time">
            <text:p>07:43:00</text:p>
          </table:table-cell>
          <table:table-cell office:value-type="string" calcext:value-type="string">
            <text:p>/home/t/Documents/backUp/1/imgs2/2014/v2014aug/20140731_22091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766989" calcext:value-type="float">
            <text:p>6766989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4M00S" calcext:value-type="time">
            <text:p>07:54:00</text:p>
          </table:table-cell>
          <table:table-cell office:value-type="string" calcext:value-type="string">
            <text:p>/home/t/Documents/backUp/1/imgs2/2014/mar/CameraFountainMarch18/20140316_11203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689562" calcext:value-type="float">
            <text:p>668956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31207_234827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436060" calcext:value-type="float">
            <text:p>643606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March25/20140322_134945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218646" calcext:value-type="float">
            <text:p>6218646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3M00S" calcext:value-type="time">
            <text:p>08:03:00</text:p>
          </table:table-cell>
          <table:table-cell office:value-type="string" calcext:value-type="string">
            <text:p>/home/t/Documents/backUp/1/imgs2/2014/mar/CameraMarch25/20140322_144140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6131143" calcext:value-type="float">
            <text:p>613114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2M00S" calcext:value-type="time">
            <text:p>07:42:00</text:p>
          </table:table-cell>
          <table:table-cell office:value-type="string" calcext:value-type="string">
            <text:p>/home/t/Documents/backUp/1/imgs2/2014/v2014aug/20140731_17471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695498" calcext:value-type="float">
            <text:p>569549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mar/CameraFountainMarch18/20140315_153343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641703" calcext:value-type="float">
            <text:p>564170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07_23531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641703" calcext:value-type="float">
            <text:p>5641703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07_23531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432604" calcext:value-type="float">
            <text:p>543260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1M00S" calcext:value-type="time">
            <text:p>08:01:00</text:p>
          </table:table-cell>
          <table:table-cell office:value-type="string" calcext:value-type="string">
            <text:p>/home/t/Documents/backUp/1/imgs2/2014/jan/v2/20140112_11081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432604" calcext:value-type="float">
            <text:p>543260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12_11081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432604" calcext:value-type="float">
            <text:p>543260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40112_110819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322464" calcext:value-type="float">
            <text:p>5322464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8H04M00S" calcext:value-type="time">
            <text:p>08:04:00</text:p>
          </table:table-cell>
          <table:table-cell office:value-type="string" calcext:value-type="string">
            <text:p>/home/t/Documents/backUp/1/imgs2/2014/mar/CameraMarch25/20140322_144306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833845" calcext:value-type="float">
            <text:p>483384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feb/v2/20131214_182334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602971" calcext:value-type="float">
            <text:p>4602971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209_12421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76408" calcext:value-type="float">
            <text:p>447640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1M00S" calcext:value-type="time">
            <text:p>07:51:00</text:p>
          </table:table-cell>
          <table:table-cell office:value-type="string" calcext:value-type="string">
            <text:p>/home/t/Documents/backUp/1/imgs2/2014/mar/Camera14mar20/14jan/20140112_1107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76408" calcext:value-type="float">
            <text:p>447640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57M00S" calcext:value-type="time">
            <text:p>07:57:00</text:p>
          </table:table-cell>
          <table:table-cell office:value-type="string" calcext:value-type="string">
            <text:p>/home/t/Documents/backUp/1/imgs2/2014/jan/b/20140112_1107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476408" calcext:value-type="float">
            <text:p>4476408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8M00S" calcext:value-type="time">
            <text:p>07:48:00</text:p>
          </table:table-cell>
          <table:table-cell office:value-type="string" calcext:value-type="string">
            <text:p>/home/t/Documents/backUp/1/imgs2/2014/feb/v2/20140112_110702.mp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-rwxrwx-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276052" calcext:value-type="float">
            <text:p>4276052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time" office:time-value="PT07H49M00S" calcext:value-type="time">
            <text:p>07:49:00</text:p>
          </table:table-cell>
          <table:table-cell office:value-type="string" calcext:value-type="string">
            <text:p>/home/t/Documents/backUp/1/imgs2/2014/mar/Camera14mar15/20140228_034258.mp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E3:Sheet1.M11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7:24:28.689457783</meta:creation-date>
    <dc:date>2023-11-18T08:16:00.001447944</dc:date>
    <meta:editing-duration>PT31M9S</meta:editing-duration>
    <meta:editing-cycles>1</meta:editing-cycles>
    <meta:document-statistic meta:table-count="1" meta:cell-count="979" meta:object-count="0"/>
    <meta:generator>LibreOffice/7.3.7.2$Linux_X86_64 LibreOffice_project/30$Build-2</meta:generator>
  </office:meta>
</office:document-meta>
</file>